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union del 20 de Marzo de 2019:<text:line-break/><text:line-break/>Antes de la reunion, ya estaba calculada y puesta la varianza en el programa, tambien las variables de filas y columnas se han colocado como variables globales para no tener problemas a la hora de usarlas en distintas clases. Tambien se ha modificado el programa para que el area grande se calcule automaticamente a partir del numero de columnas que necesitas. Por ultimo no esta solucionado aun el tema del pop up para el area pequeña.<text:line-break/><text:line-break/>En la reunion solucionamos varios problemas de nuevo. Para empezar cuando se acaba de pasar por todas las imagenes, el boton de siguiente cambia a Finish y el programa se cierra, esto lo hemos hecho añadiendole un id a ese boton y con un if en el programa. Esta bien lo unico que al salir del programa los rescortes no se borran y al intentar ejecutarlo de nuevo hay problemas por lo que habra que borrar los recortes de la manera que ya <text:s/>sabemos.</text:p>
      <text:p text:style-name="Standard"/>
      <text:p text:style-name="Standard">Por otro lado tendremos que calcular la varianza y la estimacion de personas tras cada cuadrado valorado, para que te aparezcan esos datos en la parte inferior izquierda de la interfaz.</text:p>
      <text:p text:style-name="Standard"/>
      <text:p text:style-name="Standard">Luego hemos trabajado en el ancho de la foto y el area grande, ya que parece haber un problema ya que el area grande te coge un valor entero cuando la imagen puede tener una dimension algo mayor con los decimales. Por eso hemos probado alguna solucion, como no coger la ultima fila y columna o utilizar el math.ceil aunque esta ultima solucion aun no ha quedado clara por falta de tiempo. Otra posible solucion es agrandar un poco el area grande para que no haya estos problemas (no probado).</text:p>
      <text:p text:style-name="Standard"/>
      <text:p text:style-name="Standard">Y el resto de cosas no ha dado tiempo a verlas, para la proxima reunion intentare que el valor de la varianza y estimacion cambie en cada foto asi como solucionar el problema del ancho de la imagen y borrar los recortes una vez acabe la ejecucion del programa, y si puede ser acabar el pop up y sacar cada coordenada de la im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3-20T16:09:17.12</meta:creation-date>
    <meta:document-statistic meta:table-count="0" meta:image-count="0" meta:object-count="0" meta:page-count="1" meta:paragraph-count="4" meta:word-count="352" meta:character-count="1926"/>
    <dc:date>2019-03-20T16:34:36.70</dc:date>
    <dc:creator>o </dc:creator>
    <meta:editing-duration>PT8M8S</meta:editing-duration>
    <meta:editing-cycles>1</meta:editing-cycles>
    <meta:generator>OpenOffice/4.1.3$Win32 OpenOffice.org_project/413m1$Build-9783</meta:generator>
  </office:meta>
</office:document-meta>
</file>